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afad2" draw:textarea-vertical-align="middle" draw:auto-grow-height="false"/>
    </style:style>
    <style:style style:name="gr4" style:family="graphic" style:parent-style-name="standard">
      <style:graphic-properties draw:stroke="none" draw:fill="none" draw:fill-color="#ffffff" fo:min-height="0.75cm"/>
    </style:style>
    <style:style style:name="gr5" style:family="graphic" style:parent-style-name="standard">
      <style:graphic-properties svg:stroke-width="0.2cm" svg:stroke-color="#ffd700" draw:marker-start-width="0.5cm" draw:marker-end="Arrow" draw:marker-end-width="0.6cm" draw:fill="solid" draw:fill-color="#6e7b8b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3cm" svg:height="1.5cm" svg:x="15.4cm" svg:y="1.5cm">
          <text:p text:style-name="P1"><text:span text:style-name="T1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5.9cm" svg:y="3.5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3cm" svg:height="1.5cm" svg:x="18.4cm" svg:y="6cm">
          <text:p text:style-name="P1"><text:span text:style-name="T1">C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svg:x="10.4cm" svg:y="1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id="id3" draw:layer="layout" svg:width="3cm" svg:height="1.5cm" svg:x="9.4cm" svg:y="10.5cm">
          <text:p text:style-name="P1"><text:span text:style-name="T1">Satellite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cm" svg:height="2.5cm" svg:x="12.9cm" svg:y="6cm">
          <text:p text:style-name="P1"><text:span text:style-name="T1">Local</text:span></text:p>
          <text:p text:style-name="P1"><text:span text:style-name="T1">Orbital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3cm" svg:height="1.5cm" svg:x="22.4cm" svg:y="14cm">
          <text:p text:style-name="P1"><text:span text:style-name="T1">IT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4.5cm" svg:height="2cm" svg:x="8.9cm" svg:y="15.5cm">
          <text:p text:style-name="P1"><text:span text:style-name="T1">GPS receiver</text:span></text:p>
          <text:p text:style-name="P1"><text:span text:style-name="T1">anten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cm" svg:height="1.038cm" svg:x="16.4cm" svg:y="16.462cm">
          <draw:text-box>
            <text:p text:style-name="P4"><text:span text:style-name="T2">GPS measurement</text:span></text:p>
          </draw:text-box>
        </draw:frame>
        <draw:custom-shape draw:style-name="gr2" draw:text-style-name="P3" draw:layer="layout" svg:width="1cm" svg:height="2cm" draw:transform="rotate (-0.523598775599386) translate (12.4cm 8.268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cm" draw:transform="rotate (0.5235987755982) translate (19.9cm 8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cm" svg:height="1.5cm" svg:x="20.9cm" svg:y="10cm">
          <text:p text:style-name="P1"><text:span text:style-name="T1">T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draw:transform="rotate (0.5235987755982) translate (22.534cm 12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3" draw:layer="layout" draw:type="curve" svg:x1="15.4cm" svg:y1="2.25cm" svg:x2="12.9cm" svg:y2="7.25cm" draw:start-shape="id1" draw:start-glue-point="3" draw:end-shape="id2" draw:end-glue-point="3" svg:d="m15400 2250c-4500 0-3250 5000-2500 5000">
          <text:p text:style-name="P4"/>
        </draw:connector>
        <draw:frame draw:style-name="gr6" draw:text-style-name="P5" draw:layer="layout" svg:width="12.4cm" svg:height="1.038cm" svg:x="1.6cm" svg:y="2.5cm">
          <draw:text-box>
            <text:p text:style-name="P4"><text:span text:style-name="T2">position = f(GPS measurement)</text:span></text:p>
          </draw:text-box>
        </draw:frame>
        <draw:frame draw:style-name="gr4" draw:text-style-name="P5" draw:layer="layout" svg:width="3.5cm" svg:height="1.038cm" svg:x="15.4cm" svg:y="10.962cm">
          <draw:text-box>
            <text:p text:style-name="P4"><text:span text:style-name="T2">attitude</text:span></text:p>
          </draw:text-box>
        </draw:frame>
        <draw:frame draw:style-name="gr4" draw:text-style-name="P5" draw:layer="layout" svg:width="3.5cm" svg:height="1.038cm" svg:x="6.4cm" svg:y="13.462cm">
          <draw:text-box>
            <text:p text:style-name="P4"><text:span text:style-name="T2">design</text:span></text:p>
          </draw:text-box>
        </draw:frame>
        <draw:connector draw:style-name="gr7" draw:text-style-name="P3" draw:layer="layout" draw:type="curve" svg:x1="15.9cm" svg:y1="7.25cm" svg:x2="12.4cm" svg:y2="11.25cm" draw:start-shape="id2" draw:start-glue-point="1" draw:end-shape="id3" draw:end-glue-point="1" svg:d="m15900 7250c751 0 2501 4000-3500 4000">
          <text:p text:style-name="P4"/>
        </draw:connector>
        <draw:connector draw:style-name="gr7" draw:text-style-name="P3" draw:layer="layout" draw:type="curve" draw:line-skew="-1.969cm" svg:x1="9.4cm" svg:y1="11.25cm" svg:x2="8.9cm" svg:y2="16.5cm" draw:start-shape="id3" draw:start-glue-point="3" draw:end-shape="id4" draw:end-glue-point="3" svg:d="m9400 11250c-4453 0-4203 5250-500 5250">
          <text:p text:style-name="P4"/>
        </draw:connector>
        <draw:connector draw:style-name="gr7" draw:text-style-name="P3" draw:layer="layout" draw:type="curve" svg:x1="22.4cm" svg:y1="14.75cm" svg:x2="13.4cm" svg:y2="16.5cm" draw:start-shape="id5" draw:start-glue-point="3" draw:end-shape="id4" draw:end-glue-point="1" svg:d="m22400 14750c-6748 0-2249 1750-9000 175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04T15:21:34</dc:date>
    <meta:editing-cycles>8</meta:editing-cycles>
    <meta:editing-duration>PT2H7M3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